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>
      <style:paragraph-properties fo:margin-top="0in" fo:margin-bottom="0in" loext:contextual-spacing="false"/>
    </style:style>
    <style:style style:name="P9" style:family="paragraph" style:parent-style-name="Text_20_body" style:list-style-name="L1">
      <style:paragraph-properties fo:margin-top="0in" fo:margin-bottom="0in" loext:contextual-spacing="false"/>
    </style:style>
    <style:style style:name="P10" style:family="paragraph" style:parent-style-name="Text_20_body" style:list-style-name="L3">
      <style:paragraph-properties fo:margin-top="0in" fo:margin-bottom="0in" loext:contextual-spacing="false"/>
    </style:style>
    <style:style style:name="P11" style:family="paragraph" style:parent-style-name="Text_20_body" style:list-style-name="L5">
      <style:paragraph-properties fo:margin-top="0in" fo:margin-bottom="0in" loext:contextual-spacing="false"/>
    </style:style>
    <style:style style:name="P12" style:family="paragraph" style:parent-style-name="Text_20_body" style:list-style-name="L7">
      <style:paragraph-properties fo:margin-top="0in" fo:margin-bottom="0in" loext:contextual-spacing="false"/>
    </style:style>
    <style:style style:name="P13" style:family="paragraph" style:parent-style-name="Preformatted_20_Text">
      <style:paragraph-properties fo:margin-top="0in" fo:margin-bottom="0.1965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metheus can monitor a wide variety of applications using various exporters. In this lesson, we explore the process of monitoring applications and demonstrate how to set up monitoring for the Apache web server application.</text:p>
      <text:h text:style-name="Heading_20_4" text:outline-level="4"><text:bookmark text:name="relevant-documentation"/>Relevant Documentation</text:h>
      <text:list xml:id="list3606646603" text:style-name="L7">
        <text:list-item>
          <text:p text:style-name="P12"><text:a xlink:type="simple" xlink:href="https://prometheus.io/docs/instrumenting/exporters/" text:style-name="Internet_20_link" text:visited-style-name="Visited_20_Internet_20_Link">Exporters</text:a></text:p>
        </text:list-item>
        <text:list-item>
          <text:p text:style-name="P7"><text:a xlink:type="simple" xlink:href="https://github.com/Lusitaniae/apache_exporter" text:style-name="Internet_20_link" text:visited-style-name="Visited_20_Internet_20_Link">Apache Exporter for Prometheus</text:a></text:p>
        </text:list-item>
      </text:list>
      <text:h text:style-name="Heading_20_3" text:outline-level="3"><text:bookmark text:name="lesson-reference"/>Lesson Reference</text:h>
      <text:h text:style-name="Heading_20_4" text:outline-level="4"><text:bookmark text:name="configure-the-apache-server-to-provide-metrics"/>Configure the Apache Server to Provide Metrics</text:h>
      <text:p text:style-name="Text_20_body">Log in to your Linux server.</text:p>
      <text:p text:style-name="Text_20_body">Install Apache:</text:p>
      <text:p text:style-name="P13"><text:span text:style-name="Source_20_Text">sudo apt-get update</text:span></text:p>
      <text:p text:style-name="P13"><text:span text:style-name="Source_20_Text">sudo apt-get install -y apache2</text:span></text:p>
      <text:p text:style-name="Text_20_body">Make a request to Apache to verify it is up and running:</text:p>
      <text:p text:style-name="P13"><text:span text:style-name="Source_20_Text">curl localhost:80</text:span></text:p>
      <text:p text:style-name="Text_20_body">Download and install the Apache Exporter binary:</text:p>
      <text:p text:style-name="P13"><text:span text:style-name="Source_20_Text">sudo useradd -M -r -s /bin/false apache_exporter</text:span></text:p>
      <text:p text:style-name="P13"><text:span text:style-name="Source_20_Text">wget https://github.com/Lusitaniae/apache_exporter/releases/download/v0.7.0/apache_exporter-0.7.0.linux-amd64.tar.gz</text:span></text:p>
      <text:p text:style-name="P13"><text:span text:style-name="Source_20_Text">tar xvfz apache_exporter-0.7.0.linux-amd64.tar.gz</text:span></text:p>
      <text:p text:style-name="P13"><text:span text:style-name="Source_20_Text">sudo cp apache_exporter-0.7.0.linux-amd64/apache_exporter /usr/local/bin/</text:span></text:p>
      <text:p text:style-name="P13"><text:span text:style-name="Source_20_Text">sudo chown apache_exporter:apache_exporter /usr/local/bin/apache_exporter</text:span></text:p>
      <text:p text:style-name="Text_20_body">Set up a <text:span text:style-name="Source_20_Text">systemd</text:span> service for Apache Exporter:</text:p>
      <text:p text:style-name="P13"><text:span text:style-name="Source_20_Text">sudo vi /etc/systemd/system/apache_exporter.service</text:span></text:p>
      <text:p text:style-name="Preformatted_20_Text"><text:span text:style-name="Source_20_Text">[Unit]</text:span></text:p>
      <text:p text:style-name="Preformatted_20_Text"><text:span text:style-name="Source_20_Text">Description=Prometheus Apache Exporter</text:span></text:p>
      <text:p text:style-name="Preformatted_20_Text"><text:span text:style-name="Source_20_Text">Wants=network-online.target</text:span></text:p>
      <text:p text:style-name="Preformatted_20_Text"><text:span text:style-name="Source_20_Text">After=network-online.target</text:span></text:p>
      <text:p text:style-name="Preformatted_20_Text"/>
      <text:p text:style-name="Preformatted_20_Text"><text:span text:style-name="Source_20_Text">[Service]</text:span></text:p>
      <text:p text:style-name="Preformatted_20_Text"><text:span text:style-name="Source_20_Text">User=apache_exporter</text:span></text:p>
      <text:p text:style-name="Preformatted_20_Text"><text:span text:style-name="Source_20_Text">Group=apache_exporter</text:span></text:p>
      <text:p text:style-name="Preformatted_20_Text"><text:span text:style-name="Source_20_Text">Type=simple</text:span></text:p>
      <text:p text:style-name="Preformatted_20_Text"><text:span text:style-name="Source_20_Text">ExecStart=/usr/local/bin/apache_exporter</text:span></text:p>
      <text:p text:style-name="Preformatted_20_Text"/>
      <text:p text:style-name="Preformatted_20_Text"><text:span text:style-name="Source_20_Text">[Install]</text:span></text:p>
      <text:p text:style-name="P13"><text:span text:style-name="Source_20_Text">WantedBy=multi-user.target</text:span></text:p>
      <text:p text:style-name="Text_20_body">Start and enable the <text:span text:style-name="Source_20_Text">apache_exporter</text:span> service:</text:p>
      <text:p text:style-name="P13"><text:span text:style-name="Source_20_Text">sudo systemctl enable apache_exporter</text:span></text:p>
      <text:p text:style-name="P13"><text:soft-page-break/><text:span text:style-name="Source_20_Text">sudo systemctl start apache_exporter</text:span></text:p>
      <text:p text:style-name="Text_20_body">Make sure Apache Exporter is working:</text:p>
      <text:p text:style-name="P13"><text:span text:style-name="Source_20_Text">sudo systemctl status apache_exporter</text:span></text:p>
      <text:p text:style-name="P13"><text:span text:style-name="Source_20_Text">curl localhost:9117/metrics</text:span></text:p>
      <text:h text:style-name="Heading_20_4" text:outline-level="4"><text:bookmark text:name="configure-prometheus-to-scrape-metrics-from-apache"/>Configure Prometheus to Scrape Metrics from Apache</text:h>
      <text:p text:style-name="Text_20_body">Log in to your Prometheus server.</text:p>
      <text:p text:style-name="Text_20_body">Edit the Prometheus config:</text:p>
      <text:p text:style-name="P13"><text:span text:style-name="Source_20_Text">sudo vi /etc/prometheus/prometheus.yml</text:span></text:p>
      <text:p text:style-name="Text_20_body">Under the <text:span text:style-name="Source_20_Text">scrape_configs</text:span> section, add a scrape configuration for the Apache Exporter. Use the private IP address of your Linux/Apache server for the target:</text:p>
      <text:p text:style-name="Preformatted_20_Text"><text:span text:style-name="Source_20_Text">- job_name: 'Apache'</text:span></text:p>
      <text:p text:style-name="Preformatted_20_Text"><text:span text:style-name="Source_20_Text"><text:s text:c="4"/>static_configs:</text:span></text:p>
      <text:p text:style-name="P13"><text:span text:style-name="Source_20_Text"><text:s text:c="4"/>- targets: ['&lt;APACHE_SERVER_PRIVATE_IP&gt;:9117']</text:span></text:p>
      <text:p text:style-name="Text_20_body">Restart Prometheus to load the new configuration:</text:p>
      <text:p text:style-name="P13"><text:span text:style-name="Source_20_Text">sudo systemctl restart prometheus</text:span></text:p>
      <text:p text:style-name="Text_20_body">Use the expression browser to verify you can see Apache metrics in Prometheus. You can access the expression browser in a web browser at <text:span text:style-name="Source_20_Text">http://&lt;PROMETHEUS_SERVER_PUBLIC_IP&gt;:9090</text:span>.</text:p>
      <text:p text:style-name="Text_20_body">Run a query to view some Apache metric data:</text:p>
      <text:p text:style-name="P13"><text:span text:style-name="Source_20_Text">apache_workers</text:span></text:p>
      <text:p text:style-name="P8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07:12:07.750796348</meta:creation-date>
    <dc:date>2020-11-17T07:38:37.882148656</dc:date>
    <meta:editing-duration>PT26M2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50" meta:word-count="256" meta:character-count="2183" meta:non-whitespace-character-count="1971"/>
  </office:meta>
</office:document-meta>
</file>